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ServiceAssembl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rviceAssembly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rviceAssembly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rviceAssembly.ManagedServiceAssembly( ServiceAssembly serviceAssembly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ServiceAssembl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rviceAssembly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